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7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9.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2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2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7.5cm" svg:height="2.7cm" svg:x="8.2cm" svg:y="4.8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5.8cm" svg:x="1.7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56cm" svg:height="1.973cm" svg:x="1.744cm" svg:y="13.527cm">
          <draw:text-box>
            <text:p>Docker compose</text:p>
          </draw:text-box>
        </draw:frame>
        <draw:custom-shape draw:style-name="gr4" draw:text-style-name="P1" draw:layer="layout" svg:width="4.6cm" svg:height="1.4cm" svg:x="2.9cm" svg:y="17.3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cm" svg:x="4.5cm" svg:y="13.7cm">
          <text:p text:style-name="P1">KibanaPublic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7cm" svg:height="0.962cm" svg:x="6cm" svg:y="1.5cm">
          <draw:text-box>
            <text:p><text:a xlink:href="http://kibana.bitergia.com/kibiter" xlink:type="simple">http://kibana.bitergia.com/kibiter</text:a></text:p>
          </draw:text-box>
        </draw:frame>
        <draw:line draw:style-name="gr7" draw:text-style-name="P3" draw:layer="layout" svg:x1="9.8cm" svg:y1="2.8cm" svg:x2="11.1cm" svg:y2="4.8cm">
          <text:p/>
        </draw:line>
        <draw:frame draw:style-name="gr8" draw:text-style-name="P2" draw:layer="layout" svg:width="2.191cm" svg:height="0.962cm" svg:x="8.7cm" svg:y="6.438cm">
          <draw:text-box>
            <text:p>kibiter</text:p>
          </draw:text-box>
        </draw:frame>
        <draw:line draw:style-name="gr7" draw:text-style-name="P3" draw:layer="layout" svg:x1="9.1cm" svg:y1="7.5cm" svg:x2="6cm" svg:y2="13.7cm">
          <text:p/>
        </draw:line>
        <draw:custom-shape draw:style-name="gr9" draw:text-style-name="P1" draw:layer="layout" svg:width="3.3cm" svg:height="0.9cm" svg:x="8.3cm" svg:y="13.7cm">
          <text:p text:style-name="P1">KibanaEdit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2.1cm" svg:height="0.962cm" svg:x="15.9cm" svg:y="1.5cm">
          <draw:text-box>
            <text:p><text:a xlink:href="http://kibana.bitergia.com/kibiter" xlink:type="simple">http://kibana.bitergia.com/kibiter</text:a>Edit</text:p>
          </draw:text-box>
        </draw:frame>
        <draw:line draw:style-name="gr7" draw:text-style-name="P3" draw:layer="layout" svg:x1="17.4cm" svg:y1="2.4cm" svg:x2="12.2cm" svg:y2="4.7cm">
          <text:p/>
        </draw:line>
        <draw:line draw:style-name="gr7" draw:text-style-name="P3" draw:layer="layout" svg:x1="9.2cm" svg:y1="7.5cm" svg:x2="9.6cm" svg:y2="10.4cm">
          <text:p/>
        </draw:line>
        <draw:line draw:style-name="gr7" draw:text-style-name="P3" draw:layer="layout" svg:x1="5.9cm" svg:y1="14.7cm" svg:x2="5.1cm" svg:y2="15.7cm">
          <text:p/>
        </draw:line>
        <draw:line draw:style-name="gr7" draw:text-style-name="P3" draw:layer="layout" svg:x1="9.1cm" svg:y1="14.6cm" svg:x2="6.5cm" svg:y2="17.4cm">
          <text:p/>
        </draw:line>
        <draw:custom-shape draw:style-name="gr11" draw:text-style-name="P1" draw:layer="layout" svg:width="2.5cm" svg:height="0.7cm" svg:x="3.9cm" svg:y="15.9cm">
          <text:p text:style-name="P1">ACL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cm" svg:y1="16.7cm" svg:x2="4.6cm" svg:y2="17.4cm">
          <text:p/>
        </draw:line>
        <draw:custom-shape draw:style-name="gr12" draw:text-style-name="P1" draw:layer="layout" svg:width="3.3cm" svg:height="1.5cm" svg:x="8.5cm" svg:y="10.5cm">
          <text:p text:style-name="P1">Auth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1cm" svg:y1="12.1cm" svg:x2="9.9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6-02-23T16:36:40.806782888</meta:creation-date>
    <dc:date>2016-02-23T16:54:08.484219212</dc:date>
    <dc:creator>acs </dc:creator>
    <meta:editing-duration>PT17M27S</meta:editing-duration>
    <meta:editing-cycles>2</meta:editing-cycles>
    <meta:generator>LibreOffice/5.0.5.2$Linux_X86_64 LibreOffice_project/00m0$Build-2</meta:generator>
    <meta:document-statistic meta:object-count="19"/>
  </office:meta>
</office:document-meta>
</file>